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5000002FF20E7F872A801FEC7.png" manifest:media-type="image/png"/>
  <manifest:file-entry manifest:full-path="Pictures/10000000000005510000029554B1CFE6A2C090AE.png" manifest:media-type="image/png"/>
  <manifest:file-entry manifest:full-path="Pictures/1000000000000555000002FFC88C934E6314EB0A.png" manifest:media-type="image/png"/>
  <manifest:file-entry manifest:full-path="Pictures/1000000000000555000002FF38B626D620086290.png" manifest:media-type="image/png"/>
  <manifest:file-entry manifest:full-path="Pictures/1000000000000555000002FFA2E454FA4CEFECCC.png" manifest:media-type="image/png"/>
  <manifest:file-entry manifest:full-path="Pictures/1000000000000555000002FF4F3163F21A4B980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1f2ab" officeooo:paragraph-rsid="0001f2ab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1.482cm"/>
        </style:tab-stops>
      </style:paragraph-properties>
      <style:text-properties fo:font-size="18pt" fo:font-weight="bold" officeooo:rsid="0001f2ab" officeooo:paragraph-rsid="0001f2ab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18pt" fo:font-weight="bold" officeooo:rsid="0001f2ab" officeooo:paragraph-rsid="0001f2ab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1f2ab" officeooo:paragraph-rsid="0001f2ab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size="18pt" fo:font-weight="bold" officeooo:rsid="0001f2ab" officeooo:paragraph-rsid="0001f2ab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ample Edit Template</text:p>
      <text:p text:style-name="P1"><draw:frame draw:style-name="fr1" draw:name="Imagen1" text:anchor-type="paragraph" svg:width="17.268cm" svg:height="8.384cm" draw:z-index="0"><draw:image xlink:href="Pictures/10000000000005510000029554B1CFE6A2C090AE.png" xlink:type="simple" xlink:show="embed" xlink:actuate="onLoad"/></draw:frame></text:p>
      <text:p text:style-name="P1"><draw:frame draw:style-name="fr2" draw:name="Imagen2" text:anchor-type="paragraph" svg:width="17cm" svg:height="9.551cm" draw:z-index="1"><draw:image xlink:href="Pictures/1000000000000555000002FFC88C934E6314EB0A.png" xlink:type="simple" xlink:show="embed" xlink:actuate="onLoad"/></draw:frame></text:p>
      <text:p text:style-name="P3"><draw:frame draw:style-name="fr3" draw:name="Imagen3" text:anchor-type="paragraph" svg:width="17cm" svg:height="9.551cm" draw:z-index="2"><draw:image xlink:href="Pictures/1000000000000555000002FF38B626D620086290.png" xlink:type="simple" xlink:show="embed" xlink:actuate="onLoad"/></draw:frame></text:p>
      <text:p text:style-name="P1"><draw:frame draw:style-name="fr2" draw:name="Imagen4" text:anchor-type="paragraph" svg:width="17cm" svg:height="9.551cm" draw:z-index="3"><draw:image xlink:href="Pictures/1000000000000555000002FF4F3163F21A4B980D.png" xlink:type="simple" xlink:show="embed" xlink:actuate="onLoad"/></draw:frame></text:p>
      <text:p text:style-name="P3"><draw:frame draw:style-name="fr2" draw:name="Imagen5" text:anchor-type="paragraph" svg:width="17cm" svg:height="9.551cm" draw:z-index="4"><draw:image xlink:href="Pictures/1000000000000555000002FFA2E454FA4CEFECCC.png" xlink:type="simple" xlink:show="embed" xlink:actuate="onLoad"/></draw:frame></text:p>
      <text:p text:style-name="P1"><draw:frame draw:style-name="fr2" draw:name="Imagen6" text:anchor-type="paragraph" svg:width="17cm" svg:height="9.551cm" draw:z-index="5"><draw:image xlink:href="Pictures/1000000000000555000002FF20E7F872A801FEC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01:52:57.442105139</meta:creation-date>
    <dc:date>2016-10-22T02:40:39.221077208</dc:date>
    <meta:editing-duration>PT5M37S</meta:editing-duration>
    <meta:editing-cycles>2</meta:editing-cycles>
    <meta:generator>LibreOffice/5.1.4.2$Linux_X86_64 LibreOffice_project/10m0$Build-2</meta:generator>
    <meta:document-statistic meta:table-count="0" meta:image-count="6" meta:object-count="0" meta:page-count="3" meta:paragraph-count="1" meta:word-count="3" meta:character-count="21" meta:non-whitespace-character-count="19"/>
  </office:meta>
</office:document-meta>
</file>